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01:28.112000000</meta:creation-date>
    <dc:date>2016-12-01T09:01:52.20000000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3.1.2$Windows_x86 LibreOffice_project/958349dc3b25111dbca392fbc281a05559ef6848</meta:generator>
  </office:meta>
</office:document-meta>
</file>